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473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 50V X7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805 1uF 50V 10% X7R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V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507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 CER 1206 4.7uF 50V 10% X5R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table:number-columns-repeated="3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402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V</text:p>
          </table:table-cell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CAP CER 3PF 50V NP0 0603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+/- 0.1pF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CAP CER 3PF 50V NP0 0603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+/- 0.1pF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1139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05C100JB5NNNC</text:p>
          </table:table-cell>
          <table:table-cell table:style-name="ce2" office:value-type="string" calcext:value-type="string">
            <text:p>10pF 50V NP0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PF 50V 5% NP0 0402</text:p>
          </table:table-cell>
          <table:table-cell table:style-name="ce2" office:value-type="string" calcext:value-type="string">
            <text:p>10pF ±5% 50V Ceramic Capacitor C0G, NP0 0402 (1005 Metric)</text:p>
          </table:table-cell>
          <table:table-cell table:style-name="ce2" office:value-type="string" calcext:value-type="string">
            <text:p>10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0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7</text:p>
          </table:table-cell>
          <table:table-cell table:style-name="ce2" table:number-columns-repeated="3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402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240A-13-F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Green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4677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RTR5V0U2F,115</text:p>
          </table:table-cell>
          <table:table-cell table:style-name="ce2" office:value-type="string" calcext:value-type="string">
            <text:p>TVS Array, 2 Lines, Low Capacitanc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TR5V0U2F</text:p>
          </table:table-cell>
          <table:table-cell table:style-name="ce2" office:value-type="string" calcext:value-type="string">
            <text:p>Rail-to-rail ESD protection devices</text:p>
          </table:table-cell>
          <table:table-cell table:style-name="ce2" office:value-type="string" calcext:value-type="string">
            <text:p>TVS DIODE 5.5VWM SOT886</text:p>
          </table:table-cell>
          <table:table-cell table:style-name="ce2" office:value-type="string" calcext:value-type="string">
            <text:p>5.5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.5Vso 1pF</text:p>
          </table:table-cell>
        </table:table-row>
        <table:table-row table:style-name="ro1"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FB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0R</text:p>
          </table:table-cell>
          <table:table-cell table:number-columns-repeated="2"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.5A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3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10</text:p>
          </table:table-cell>
          <table:table-cell table:style-name="ce2" office:value-type="string" calcext:value-type="string">
            <text:p>CONN TERM BLOCK HDR 10POS VERT 5.08MM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395311010</text:p>
          </table:table-cell>
          <table:table-cell table:style-name="ce2" office:value-type="string" calcext:value-type="string">
            <text:p>MSBTV10 10 port connector same as RAMBo</text:p>
          </table:table-cell>
          <table:table-cell table:style-name="ce2" office:value-type="string" calcext:value-type="string">
            <text:p>10 Position Terminal Block Header, Male Pins, Shrouded (4 Side) 0.200" (5.08mm) Vertical Through Hole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9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39532-1006</text:p>
          </table:table-cell>
          <table:table-cell table:style-name="ce2" office:value-type="string" calcext:value-type="string">
            <text:p>6 Pin Conn R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STBH6</text:p>
          </table:table-cell>
          <table:table-cell table:style-name="ce2" office:value-type="string" calcext:value-type="string">
            <text:p>PHOENIX</text:p>
          </table:table-cell>
          <table:table-cell table:style-name="ce2" office:value-type="string" calcext:value-type="string">
            <text:p>6 Position Terminal Block Header, Male Pins, Shrouded (4 Side) 0.200" (5.08mm) 90°, Right Angle Through Hole</text:p>
          </table:table-cell>
          <table:table-cell table:style-name="ce2" office:value-type="string" calcext:value-type="string">
            <text:p>HDR6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3695-2-ND</text:p>
          </table:table-cell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in Conn 2Row SM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05in 2-Row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ositions Header, Unshrouded Connector 0.050" (1.27mm) Surface Mount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1039-ND</text:p>
          </table:table-cell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CONN RCPT USB TYPE B R/A PC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SB-B</text:p>
          </table:table-cell>
          <table:table-cell table:style-name="ce2"/>
          <table:table-cell table:style-name="ce2" office:value-type="string" calcext:value-type="string">
            <text:p>USB - B USB 2.0 Receptacle Connector 4 Position Through Hole, Right Angle</text:p>
          </table:table-cell>
          <table:table-cell table:style-name="ce2" office:value-type="string" calcext:value-type="string">
            <text:p>USB B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Connector 2pos 2.54mm locking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-GRID-02-70543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19093TR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5025700893</text:p>
          </table:table-cell>
          <table:table-cell table:style-name="ce2" office:value-type="string" calcext:value-type="string">
            <text:p>CONN Micro S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02570-0893</text:p>
          </table:table-cell>
          <table:table-cell table:style-name="ce2" office:value-type="string" calcext:value-type="string">
            <text:p>microSD 502570-0893 Molex Part</text:p>
          </table:table-cell>
          <table:table-cell table:style-name="ce2" office:value-type="string" calcext:value-type="string">
            <text:p>10 (8 + 2) Position Card Connector Secure Digital - microSD™ Surface Mount, Right Angle Gold</text:p>
          </table:table-cell>
          <table:table-cell table:style-name="ce2" office:value-type="string" calcext:value-type="string">
            <text:p>SD Conn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3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pos Latching 2.54mm</text:p>
          </table:table-cell>
          <table:table-cell table:style-name="ce2" office:value-type="string" calcext:value-type="string">
            <text:p>5 Positions Header, Shrouded Connector 0.100" (2.54mm) Through Hole Gold</text:p>
          </table:table-cell>
          <table:table-cell table:style-name="ce2" office:value-type="string" calcext:value-type="string">
            <text:p>HDR5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6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24G</text:p>
          </table:table-cell>
          <table:table-cell table:style-name="ce2" office:value-type="string" calcext:value-type="string">
            <text:p>CONN 24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12X2</text:p>
          </table:table-cell>
          <table:table-cell table:style-name="ce2" office:value-type="string" calcext:value-type="string">
            <text:p>Header, 12-Pin, Dual row</text:p>
          </table:table-cell>
          <table:table-cell table:style-name="ce2" office:value-type="string" calcext:value-type="string">
            <text:p>Board-To-Board Connector, 2.54 mm, 24 Contacts, Header, 2213S Series, Through Hole, 2 Rows</text:p>
          </table:table-cell>
          <table:table-cell table:style-name="ce2" office:value-type="string" calcext:value-type="string">
            <text:p>HDR2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IND 15uH 3.9A 20%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Isat=3.7 Irms=3.4</text:p>
          </table:table-cell>
        </table:table-row>
        <table:table-row table:style-name="ro1"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064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hoke Common-Mode 2LN 90 OHM SM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ommon Mode Chokes Dual 90Ohm 100MHz 330mA 350mOhm DCR SMD</text:p>
          </table:table-cell>
          <table:table-cell table:style-name="ce2" office:value-type="string" calcext:value-type="string">
            <text:p>2 Line Common Mode Choke Surface Mount 90 Ohm @ 100MHz 330mA DCR 350 mOhm</text:p>
          </table:table-cell>
          <table:table-cell table:style-name="ce2" office:value-type="string" calcext:value-type="string">
            <text:p>90R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30mA 0.33Ohm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0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08G</text:p>
          </table:table-cell>
          <table:table-cell table:style-name="ce2" office:value-type="string" calcext:value-type="string">
            <text:p>CONN 8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4X2</text:p>
          </table:table-cell>
          <table:table-cell table:style-name="ce2" office:value-type="string" calcext:value-type="string">
            <text:p>Header, 4-Pin, Dual row</text:p>
          </table:table-cell>
          <table:table-cell table:style-name="ce2" office:value-type="string" calcext:value-type="string">
            <text:p>Board-To-Board Connector, 2.54 mm, 8 Contacts, Header, 2213S Series, Through Hole, 2 Rows</text:p>
          </table:table-cell>
          <table:table-cell table:style-name="ce2" office:value-type="string" calcext:value-type="string">
            <text:p>HDR8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nel 30V 3.4A 63mOhm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3.4A 63mOhm</text:p>
          </table:table-cell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nel 30V 3.4A 63mOhm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3.4A 63mOhm</text:p>
          </table:table-cell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MMBT3904T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MMBT3904T-7-F</text:p>
          </table:table-cell>
          <table:table-cell table:style-name="ce2" office:value-type="string" calcext:value-type="string">
            <text:p>TRANS NPN 40V 0.2A SOT5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MBT3904</text:p>
          </table:table-cell>
          <table:table-cell table:style-name="ce2" office:value-type="string" calcext:value-type="string">
            <text:p>TRANS NPN 60V 0.2A SOT523</text:p>
          </table:table-cell>
          <table:table-cell table:style-name="ce2" office:value-type="string" calcext:value-type="string">
            <text:p>Bipolar (BJT) Transistor NPN 40V 200mA 300MHz 150mW Surface Mount SOT-523</text:p>
          </table:table-cell>
          <table:table-cell table:style-name="ce2" office:value-type="string" calcext:value-type="string">
            <text:p>NP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0.2A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20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 0402 200k 63mW 1%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0.06T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RES 0.06 OHM 1W 1% 2512 SMD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W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6.8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6K80FKED</text:p>
          </table:table-cell>
          <table:table-cell table:style-name="ce2" office:value-type="string" calcext:value-type="string">
            <text:p>6.8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RES SMD 6.8K OHM 1% 1/16W 0402</text:p>
          </table:table-cell>
          <table:table-cell table:style-name="ce2" office:value-type="string" calcext:value-type="string">
            <text:p>6.8k Ohm ±1% 0.063W, 1/16W Chip Resistor 0402 (1005 Metric) Automotive AEC-Q200 Thick Film</text:p>
          </table:table-cell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6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31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132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06-1571610-2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actile Pushbutto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SWTCH Momentary Washable</text:p>
          </table:table-cell>
          <table:table-cell table:style-name="ce2" office:value-type="string" calcext:value-type="string">
            <text:p>Tactile Switches R/A SEALED TACT SWITCH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24V</text:p>
          </table:table-cell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KN10688TR-ND</text:p>
          </table:table-cell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Tactile Pushbutton SM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SWITCH TACTILE SPST-NO 0.05A 12V</text:p>
          </table:table-cell>
          <table:table-cell table:style-name="ce2" office:value-type="string" calcext:value-type="string">
            <text:p>Tactile Switch SPST-NO Top Actuated Surface Mount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2V 50mA</text:p>
          </table:table-cell>
        </table:table-row>
        <table:table-row table:style-name="ro1">
          <table:table-cell table:style-name="ce2" office:value-type="string" calcext:value-type="string">
            <text:p>TVS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LM25011MY/NOPBTR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IC VREG BUCK ADJ 2A 10MSOP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REG BUCK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A 42Vin_max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76-3680-2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IC REG LDO 3.3V 0.5A 6TML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LDO 3.3V 500mA - low ESR Cout</text:p>
          </table:table-cell>
          <table:table-cell table:style-name="ce2" office:value-type="string" calcext:value-type="string">
            <text:p>Linear Voltage Regulator IC Positive Fixed 1 Output 3.3V 500mA 6-TMLF® (1.6x1.6)</text:p>
          </table:table-cell>
          <table:table-cell table:style-name="ce2" office:value-type="string" calcext:value-type="string">
            <text:p>3.3V LDO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0mA</text:p>
          </table:table-cell>
        </table:table-row>
        <table:table-row table:style-name="ro1"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DUM3160BRWZ-RLTR-ND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UM3160BRWZ-RL</text:p>
          </table:table-cell>
          <table:table-cell table:style-name="ce2" office:value-type="string" calcext:value-type="string">
            <text:p>IC DGTL ISO 2.5KV 2CH USB 16SOI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uM3160</text:p>
          </table:table-cell>
          <table:table-cell table:style-name="ce2" office:value-type="string" calcext:value-type="string">
            <text:p>USB Opto Isolator</text:p>
          </table:table-cell>
          <table:table-cell table:style-name="ce2" office:value-type="string" calcext:value-type="string">
            <text:p>USB Digital Isolator 2500Vrms 2 Channel 12Mbps 25kV/µs CMTI 16-SOIC (0.295", 7.50mm Width)</text:p>
          </table:table-cell>
          <table:table-cell table:style-name="ce2" office:value-type="string" calcext:value-type="string">
            <text:p>USB ISO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500V ISO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13910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IC BUS BUFFER TRI-ST QD 14VQF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Quadruple Bus Buffer Gates With 3-State Outputs 14-VQFN -40 to 125</text:p>
          </table:table-cell>
          <table:table-cell table:style-name="ce2" office:value-type="string" calcext:value-type="string">
            <text:p>Buffer, Non-Inverting 4 Element 1 Bit per Element Push-Pull Output 14-VQFN (3.5x3.5)</text:p>
          </table:table-cell>
          <table:table-cell table:style-name="ce2" office:value-type="string" calcext:value-type="string">
            <text:p>Tri-State Buffer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V 8mA</text:p>
          </table:table-cell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TSAM3X8EA-AU-ND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IC MCU 32BIT 512KB FLASH 144LQFP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RM® Cortex®-M3 SAM3X Microcontroller IC 32-Bit 84MHz 512KB (512K x 8) FLASH 144-LQFP (20x20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.3V</text:p>
          </table:table-cell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97-25FL216K0PMFI041</text:p>
          </table:table-cell>
          <table:table-cell table:style-name="ce2" office:value-type="string" calcext:value-type="string">
            <text:p>Spansion</text:p>
          </table:table-cell>
          <table:table-cell table:style-name="ce2" office:value-type="string" calcext:value-type="string">
            <text:p>S25FL216K0PMFI041</text:p>
          </table:table-cell>
          <table:table-cell table:style-name="ce2" office:value-type="string" calcext:value-type="string">
            <text:p>Memory NOR Flash 16M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25FL216K0PMFI041</text:p>
          </table:table-cell>
          <table:table-cell table:style-name="ce2"/>
          <table:table-cell table:style-name="ce2" office:value-type="string" calcext:value-type="string">
            <text:p>Flash Memory 16Mb 3V 65MHz Serial NOR Flash</text:p>
          </table:table-cell>
          <table:table-cell table:style-name="ce2" office:value-type="string" calcext:value-type="string">
            <text:p>16M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</text:p>
          </table:table-cell>
        </table:table-row>
        <table:table-row table:style-name="ro1">
          <table:table-cell table:style-name="ce2" office:value-type="string" calcext:value-type="string">
            <text:p>U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TLP293(GB-TPLETR-ND</text:p>
          </table:table-cell>
          <table:table-cell table:style-name="ce2" office:value-type="string" calcext:value-type="string">
            <text:p>TOSHIBA</text:p>
          </table:table-cell>
          <table:table-cell table:style-name="ce2" office:value-type="string" calcext:value-type="string">
            <text:p>TLP293(GB-TPL,E</text:p>
          </table:table-cell>
          <table:table-cell table:style-name="ce2" office:value-type="string" calcext:value-type="string">
            <text:p>Opto-Isolator 3.75k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LP293</text:p>
          </table:table-cell>
          <table:table-cell table:number-columns-repeated="2" table:style-name="ce2" office:value-type="string" calcext:value-type="string">
            <text:p>Optoisolator Transistor Output 3750Vrms 1 Channel 4-SO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.75kV Isolation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TX639TR-ND</text:p>
          </table:table-cell>
          <table:table-cell table:style-name="ce2" office:value-type="string" calcext:value-type="string">
            <text:p>CTS</text:p>
          </table:table-cell>
          <table:table-cell table:style-name="ce2" office:value-type="string" calcext:value-type="string">
            <text:p>405C35B12M00000</text:p>
          </table:table-cell>
          <table:table-cell table:style-name="ce2" office:value-type="string" calcext:value-type="string">
            <text:p>12MHz XTA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 12MHz ±30ppm (Tol) ±50ppm (Stability) 13pF FUND 50Ohm</text:p>
          </table:table-cell>
          <table:table-cell table:style-name="ce2" office:value-type="string" calcext:value-type="string">
            <text:p>12MHz ±30ppm Crystal 13pF 60 Ohm -20°C ~ 70°C Surface Mount 4-SMD, No Lead (DFN, LCC)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+/- 30ppm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2" table:number-rows-repeated="104809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84" meta:object-count="0"/>
    <meta:generator>LibreOffice/5.2.4.2$Windows_x86 LibreOffice_project/3d5603e1122f0f102b62521720ab13a38a4e0eb0</meta:generator>
  </office:meta>
</office:document-meta>
</file>